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26124" officeooo:paragraph-rsid="002261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456d1" officeooo:paragraph-rsid="002456d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456d1" officeooo:paragraph-rsid="002456d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456d1" officeooo:paragraph-rsid="002456d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5118f" officeooo:paragraph-rsid="0025118f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5118f" officeooo:paragraph-rsid="0025118f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5118f" officeooo:paragraph-rsid="0025118f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6d903" officeooo:paragraph-rsid="0026d903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6d903" officeooo:paragraph-rsid="0026d903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6d903" officeooo:paragraph-rsid="0026d903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6d903" officeooo:paragraph-rsid="0026d903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f4c9" officeooo:paragraph-rsid="00226124" style:font-size-asian="12.25pt" style:font-weight-asian="bold" style:font-size-complex="14pt" style:font-weight-complex="bold"/>
    </style:style>
    <style:style style:name="P18" style:family="paragraph" style:parent-style-name="Hanging_20_indent">
      <style:text-properties officeooo:paragraph-rsid="0025118f"/>
    </style:style>
    <style:style style:name="P19" style:family="paragraph" style:parent-style-name="Hanging_20_indent">
      <style:text-properties officeooo:paragraph-rsid="0025118f"/>
    </style:style>
    <style:style style:name="P20" style:family="paragraph" style:parent-style-name="Hanging_20_indent">
      <style:text-properties fo:color="#00a933" loext:opacity="100%" fo:font-weight="bold" style:font-weight-asian="bold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456d1" officeooo:paragraph-rsid="002456d1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702aa" officeooo:paragraph-rsid="002702aa" style:font-size-asian="8.75pt" style:font-weight-asian="bold" style:font-size-complex="10pt" style:font-weight-complex="bold"/>
    </style:style>
    <style:style style:name="T1" style:family="text">
      <style:text-properties officeooo:rsid="00226124"/>
    </style:style>
    <style:style style:name="T2" style:family="text">
      <style:text-properties officeooo:rsid="002456d1"/>
    </style:style>
    <style:style style:name="T3" style:family="text">
      <style:text-properties officeooo:rsid="0025118f"/>
    </style:style>
    <style:style style:name="T4" style:family="text">
      <style:text-properties officeooo:rsid="0026d90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56d1" style:font-weight-asian="bold" style:font-weight-complex="bold"/>
    </style:style>
    <style:style style:name="T7" style:family="text">
      <style:text-properties fo:font-weight="bold" officeooo:rsid="0025118f" style:font-weight-asian="bold" style:font-weight-complex="bold"/>
    </style:style>
    <style:style style:name="T8" style:family="text">
      <style:text-properties fo:font-weight="bold" officeooo:rsid="0026d903" style:font-weight-asian="bold" style:font-weight-complex="bold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fo:font-weight="bold" style:font-weight-asian="bold" style:font-weight-complex="bold"/>
    </style:style>
    <style:style style:name="T11" style:family="text">
      <style:text-properties fo:color="#00a933" loext:opacity="100%" fo:font-weight="bold" officeooo:rsid="002456d1" style:font-weight-asian="bold" style:font-weight-complex="bold"/>
    </style:style>
    <style:style style:name="T12" style:family="text">
      <style:text-properties fo:color="#00a933" loext:opacity="100%" fo:font-weight="bold" officeooo:rsid="0025118f" style:font-weight-asian="bold" style:font-weight-complex="bold"/>
    </style:style>
    <style:style style:name="T13" style:family="text">
      <style:text-properties fo:color="#00a933" loext:opacity="100%" fo:font-weight="bold" officeooo:rsid="0026d903" style:font-weight-asian="bold" style:font-weight-complex="bold"/>
    </style:style>
    <style:style style:name="T14" style:family="text">
      <style:text-properties fo:color="#00a933" loext:opacity="100%" officeooo:rsid="0025118f"/>
    </style:style>
    <style:style style:name="T15" style:family="text">
      <style:text-properties fo:color="#00a933" loext:opacity="100%" fo:font-weight="normal" style:font-weight-asian="normal" style:font-weight-complex="normal"/>
    </style:style>
    <style:style style:name="T16" style:family="text">
      <style:text-properties fo:color="#00a933" loext:opacity="100%" fo:font-weight="normal" officeooo:rsid="0025118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RONT END – PART <text:span text:style-name="T1">2</text:span></text:p>
      <text:p text:style-name="P3">STARTING WITH JAVASCRIPT</text:p>
      <text:p text:style-name="P2"/>
      <text:p text:style-name="P4">(What can Javascript do?)</text:p>
      <text:p text:style-name="P6">1. What can we achieve using Javascript?</text:p>
      <text:p text:style-name="Hanging_20_indent"><text:span text:style-name="T11">a) </text:span><text:span text:style-name="T10">WEBSITES </text:span><text:tab/><text:tab/><text:tab/><text:tab/><text:tab/><text:tab/><text:span text:style-name="T11">b) </text:span><text:span text:style-name="T10">PRESENTATIONS </text:span></text:p>
      <text:p text:style-name="Hanging_20_indent"><text:span text:style-name="T11">c) </text:span><text:span text:style-name="T10">GAMES <text:tab/></text:span><text:tab/><text:tab/><text:tab/><text:tab/><text:tab/><text:tab/><text:span text:style-name="T11">d) </text:span><text:span text:style-name="T10">MOBILE APPS</text:span> </text:p>
      <text:p text:style-name="P5"/>
      <text:p text:style-name="P7">(Initial Name for JS)</text:p>
      <text:p text:style-name="P8">2. What was the initial name for Javascript?</text:p>
      <text:p text:style-name="Hanging_20_indent"><text:span text:style-name="T2">a) </text:span>Script<text:tab/><text:tab/><text:tab/><text:tab/><text:tab/><text:tab/><text:tab/><text:span text:style-name="T2">b) </text:span>Livescript</text:p>
      <text:p text:style-name="Hanging_20_indent"><text:span text:style-name="T11">c) </text:span><text:span text:style-name="T10">Mocha</text:span><text:tab/><text:tab/><text:tab/><text:tab/><text:tab/><text:tab/><text:tab/><text:span text:style-name="T2">d) </text:span>None of the above</text:p>
      <text:p text:style-name="P22">SOLUTION DESCRIPTION:</text:p>
      <text:p text:style-name="Hanging_20_indent">In September 1995, a Netscape programmer named Brandan Eich developed a new scripting language in just 10 days. It was originally named Mocha, but quickly became known as LiveScript and, later, JavaScript.</text:p>
      <text:p text:style-name="P7"/>
      <text:p text:style-name="P7">(ECMA Official Release)</text:p>
      <text:p text:style-name="P8">3. When was ECMAscript officially released?</text:p>
      <text:p text:style-name="Hanging_20_indent"><text:span text:style-name="T11">a) </text:span><text:span text:style-name="T10">1997</text:span><text:tab/><text:tab/><text:tab/><text:tab/><text:tab/><text:tab/><text:tab/><text:span text:style-name="T2">b) </text:span>1995</text:p>
      <text:p text:style-name="Hanging_20_indent"><text:span text:style-name="T2">c) </text:span>1999<text:tab/><text:tab/><text:tab/><text:tab/><text:tab/><text:tab/><text:tab/><text:span text:style-name="T2">d) </text:span>2001</text:p>
      <text:p text:style-name="P7"/>
      <text:p text:style-name="P7">(Invalid Variable Name)</text:p>
      <text:p text:style-name="P8">4. Which of the following variable name is not valid in JavaScript?</text:p>
      <text:p text:style-name="Hanging_20_indent"><text:span text:style-name="T2">a) </text:span>var myname = "John";<text:tab/><text:tab/><text:tab/><text:tab/><text:tab/><text:span text:style-name="T11">b) </text:span><text:span text:style-name="T10">var my name = "John";</text:span></text:p>
      <text:p text:style-name="Hanging_20_indent"><text:span text:style-name="T2">c) </text:span>var myName = "John";<text:tab/><text:tab/><text:tab/><text:tab/><text:tab/><text:span text:style-name="T2">d) </text:span>var my_name = "John";</text:p>
      <text:p text:style-name="P22">SOLUTION DESCRIPTION:</text:p>
      <text:p text:style-name="Hanging_20_indent">You can't have a space between the words in your variable names.</text:p>
      <text:p text:style-name="P7"/>
      <text:p text:style-name="P7">(Basic Data Types)</text:p>
      <text:p text:style-name="P8">5. Which of the following are basic data types in Javascript?</text:p>
      <text:p text:style-name="Hanging_20_indent"><text:span text:style-name="T2">a) </text:span>integer<text:tab/><text:tab/><text:tab/><text:tab/><text:span text:style-name="T11">b) </text:span><text:span text:style-name="T10">number </text:span><text:tab/><text:tab/><text:tab/><text:span text:style-name="T11">c) </text:span><text:span text:style-name="T10">null</text:span><text:tab/><text:tab/><text:tab/><text:span text:style-name="T2">d) </text:span>float</text:p>
      <text:p text:style-name="Hanging_20_indent"><text:span text:style-name="T11">e) </text:span><text:span text:style-name="T10">string </text:span><text:tab/><text:tab/><text:tab/><text:tab/><text:span text:style-name="T2">f) </text:span>character<text:tab/><text:tab/><text:tab/><text:span text:style-name="T11">g) </text:span><text:span text:style-name="T10">undefined</text:span> <text:tab/><text:tab/><text:span text:style-name="T11">h) </text:span><text:span text:style-name="T10">object </text:span></text:p>
      <text:p text:style-name="P7"/>
      <text:p text:style-name="P7">(Declare an Integer)</text:p>
      <text:p text:style-name="P8">6. How can you declare an integer?</text:p>
      <text:p text:style-name="Hanging_20_indent"><text:span text:style-name="T2">a) </text:span>int a = 10;<text:tab/><text:tab/><text:tab/><text:tab/><text:tab/><text:tab/><text:span text:style-name="T2">b) </text:span>number a = 10;</text:p>
      <text:p text:style-name="Hanging_20_indent"><text:span text:style-name="T11">c) </text:span><text:span text:style-name="T10">var a = 10;</text:span><text:tab/><text:tab/><text:tab/><text:tab/><text:tab/><text:tab/><text:span text:style-name="T2">d) </text:span>integer a = 10;</text:p>
      <text:p text:style-name="P7"/>
      <text:p text:style-name="P7">(Error on Execution)</text:p>
      <text:p text:style-name="P8">7. Find out that if any of the lines below will produce an error on execution?</text:p>
      <text:p text:style-name="P9"/>
      <text:p text:style-name="P9">A) var a = 10;</text:p>
      <text:p text:style-name="P9">B) console.log(a)</text:p>
      <text:p text:style-name="P9">C) a = " 'Coding Ninjas' ";</text:p>
      <text:p text:style-name="P9">D) console.log(a);</text:p>
      <text:p text:style-name="P9"><text:soft-page-break/></text:p>
      <text:p text:style-name="Hanging_20_indent"><text:span text:style-name="T2">a) </text:span>A<text:tab/><text:tab/><text:tab/><text:tab/><text:tab/><text:tab/><text:span text:style-name="T2">b) </text:span>B<text:tab/><text:tab/><text:tab/><text:tab/><text:tab/><text:span text:style-name="T2">c) </text:span>C</text:p>
      <text:p text:style-name="Hanging_20_indent"><text:span text:style-name="T2">d) </text:span>D<text:tab/><text:tab/><text:tab/><text:tab/><text:tab/><text:tab/><text:span text:style-name="T11">e) </text:span><text:span text:style-name="T10">No error</text:span></text:p>
      <text:p text:style-name="P7"/>
      <text:p text:style-name="P7">(Print Local Var)</text:p>
      <text:p text:style-name="P8">8. What will be printed on the console from the following code -</text:p>
      <text:p text:style-name="P9"/>
      <text:p text:style-name="P9">var a;</text:p>
      <text:p text:style-name="P9">console.log(a);</text:p>
      <text:p text:style-name="P9"/>
      <text:p text:style-name="Hanging_20_indent"><text:span text:style-name="T2">a) </text:span>0<text:tab/><text:tab/><text:tab/><text:tab/><text:tab/><text:tab/><text:tab/><text:span text:style-name="T11">b) </text:span><text:span text:style-name="T10">undefined</text:span></text:p>
      <text:p text:style-name="Hanging_20_indent"><text:span text:style-name="T2">c) </text:span>null<text:tab/><text:tab/><text:tab/><text:tab/><text:tab/><text:tab/><text:tab/><text:span text:style-name="T2">d) </text:span>Show error - 'a is not defined'</text:p>
      <text:p text:style-name="P7"/>
      <text:p text:style-name="P7">(Integer Minus Char)</text:p>
      <text:p text:style-name="P8">10. What will be printed on the console from the following code -</text:p>
      <text:p text:style-name="P9"/>
      <text:p text:style-name="P9">var a = "A";</text:p>
      <text:p text:style-name="P9">console.log(65 – a);</text:p>
      <text:p text:style-name="P9"/>
      <text:p text:style-name="P18"><text:span text:style-name="T2">a) </text:span>0<text:tab/><text:tab/><text:tab/><text:tab/><text:tab/><text:tab/><text:tab/><text:span text:style-name="T2">b) </text:span>undefined</text:p>
      <text:p text:style-name="P18"><text:span text:style-name="T2">c) </text:span>null<text:tab/><text:tab/><text:tab/><text:tab/><text:tab/><text:tab/><text:tab/><text:span text:style-name="T11">d) </text:span><text:span text:style-name="T10">NaN</text:span></text:p>
      <text:p text:style-name="P22">SOLUTION DESCRIPTION:</text:p>
      <text:p text:style-name="P18">When we try to operate on a number with a non-numeric value, it will give the result as NAN.</text:p>
      <text:p text:style-name="P7"/>
      <text:p text:style-name="P7">(Type of Negative)</text:p>
      <text:p text:style-name="P8">11. What will the below statement print on the console?</text:p>
      <text:p text:style-name="P9"/>
      <text:p text:style-name="P9">Typeof("-1")</text:p>
      <text:p text:style-name="P9"/>
      <text:p text:style-name="P18"><text:span text:style-name="T2">a) </text:span>string<text:tab/><text:tab/><text:tab/><text:tab/><text:tab/><text:tab/><text:tab/><text:span text:style-name="T2">b) </text:span>number</text:p>
      <text:p text:style-name="P18"><text:span text:style-name="T11">c) </text:span><text:span text:style-name="T10">'string'</text:span><text:tab/><text:tab/><text:tab/><text:tab/><text:tab/><text:tab/><text:tab/><text:span text:style-name="T2">d) </text:span>"number"</text:p>
      <text:p text:style-name="P7"/>
      <text:p text:style-name="P7">(Type of Nothing)</text:p>
      <text:p text:style-name="P8">12. What is the below line print on the console?</text:p>
      <text:p text:style-name="P9"/>
      <text:p text:style-name="P9">var a = null</text:p>
      <text:p text:style-name="P9">typeof(a)</text:p>
      <text:p text:style-name="P9"/>
      <text:p text:style-name="Hanging_20_indent"><text:span text:style-name="T2">a) </text:span>"null"<text:tab/><text:tab/><text:tab/><text:tab/><text:tab/><text:tab/><text:tab/><text:span text:style-name="T2">b) </text:span>"string"</text:p>
      <text:p text:style-name="Hanging_20_indent"><text:span text:style-name="T2">c) </text:span>"undefined"<text:tab/><text:tab/><text:tab/><text:tab/><text:tab/><text:tab/><text:span text:style-name="T11">d) </text:span><text:span text:style-name="T10">"object"</text:span></text:p>
      <text:p text:style-name="P7"/>
      <text:p text:style-name="P7">(Find Output)</text:p>
      <text:p text:style-name="P10">13. What will be the output of the following code?</text:p>
      <text:p text:style-name="P11"/>
      <text:p text:style-name="P11">var x = 4;</text:p>
      <text:p text:style-name="P11">var y = x++;</text:p>
      <text:p text:style-name="P11">y += 1;</text:p>
      <text:p text:style-name="P11"><text:soft-page-break/>console.log(y);</text:p>
      <text:p text:style-name="P11"/>
      <text:p text:style-name="Hanging_20_indent"><text:span text:style-name="T3">a) </text:span>6<text:tab/><text:tab/><text:tab/><text:tab/><text:span text:style-name="T12">b) </text:span><text:span text:style-name="T10">5</text:span><text:tab/><text:tab/><text:tab/><text:tab/><text:span text:style-name="T3">c) </text:span>7<text:tab/><text:tab/><text:tab/><text:tab/><text:span text:style-name="T3">d) </text:span>8</text:p>
      <text:p text:style-name="P22">SOLUTION DESCRIPTION:</text:p>
      <text:p text:style-name="Hanging_20_indent">In this line: var y = x++ the value of x is assigned to y before x is incremented,</text:p>
      <text:p text:style-name="Hanging_20_indent">so y equals 4 on line 2, while x equals 5. Therefore on line 3, y now equals 5 instead of 6.</text:p>
      <text:p text:style-name="P7"/>
      <text:p text:style-name="P12">(Evaluate Arithmetic Expression)</text:p>
      <text:p text:style-name="P10">14. What will be output of the statement given below?</text:p>
      <text:p text:style-name="P11"/>
      <text:p text:style-name="P11">console.log(20 + 12 * 2 - 10 / 2)</text:p>
      <text:p text:style-name="P11"/>
      <text:p text:style-name="Hanging_20_indent"><text:span text:style-name="T12">a) </text:span><text:span text:style-name="T10">39</text:span><text:tab/><text:tab/><text:tab/><text:tab/><text:tab/><text:tab/><text:tab/><text:span text:style-name="T3">b) </text:span>27</text:p>
      <text:p text:style-name="Hanging_20_indent"><text:span text:style-name="T3">c) </text:span>-16<text:tab/><text:tab/><text:tab/><text:tab/><text:tab/><text:tab/><text:tab/><text:span text:style-name="T3">d) </text:span>None of the above</text:p>
      <text:p text:style-name="P22">SOLUTION DESCRIPTION:</text:p>
      <text:p text:style-name="Hanging_20_indent">The order of execution of operators i.e. operator precedence is 'multiplication', 'division', 'addition' and then 'subtraction'.</text:p>
      <text:p text:style-name="P12"/>
      <text:p text:style-name="P12">(Integer Plus Char)</text:p>
      <text:p text:style-name="P10">15. What will the below line print on the console?</text:p>
      <text:p text:style-name="P11"/>
      <text:p text:style-name="P11">console.log(1 + '1')</text:p>
      <text:p text:style-name="P11"/>
      <text:p text:style-name="Hanging_20_indent"><text:span text:style-name="T3">a) </text:span>98<text:tab/><text:tab/><text:tab/><text:tab/><text:tab/><text:tab/><text:tab/><text:span text:style-name="T12">b) </text:span><text:span text:style-name="T10">11</text:span></text:p>
      <text:p text:style-name="Hanging_20_indent"><text:span text:style-name="T3">c) </text:span>2<text:tab/><text:tab/><text:tab/><text:tab/><text:tab/><text:tab/><text:tab/><text:span text:style-name="T3">d) </text:span>Show error - 'TypeMismatch'</text:p>
      <text:p text:style-name="P12"/>
      <text:p text:style-name="P12">(Var Plus Char)</text:p>
      <text:p text:style-name="P10">16. What will the below line print on the console?</text:p>
      <text:p text:style-name="P11"/>
      <text:p text:style-name="P11">var a;</text:p>
      <text:p text:style-name="P11">console.log(a + "b");</text:p>
      <text:p text:style-name="P11"/>
      <text:p text:style-name="Hanging_20_indent"><text:span text:style-name="T3">a) </text:span>undefined<text:tab/><text:tab/><text:tab/><text:tab/><text:tab/><text:tab/><text:span text:style-name="T3">b) </text:span>ab</text:p>
      <text:p text:style-name="Hanging_20_indent"><text:span text:style-name="T3">c) </text:span>b<text:tab/><text:tab/><text:tab/><text:tab/><text:tab/><text:tab/><text:tab/><text:span text:style-name="T12">d) </text:span><text:span text:style-name="T10">undefinedb</text:span></text:p>
      <text:p text:style-name="P12"/>
      <text:p text:style-name="P12">(Number Minus Char)</text:p>
      <text:p text:style-name="P10">17. What will the below line print on the console?</text:p>
      <text:p text:style-name="P11"/>
      <text:p text:style-name="P11">console.log(1 – '1')</text:p>
      <text:p text:style-name="P11"/>
      <text:p text:style-name="Hanging_20_indent"><text:span text:style-name="T3">a) </text:span>98<text:tab/><text:tab/><text:tab/><text:tab/><text:tab/><text:tab/><text:tab/><text:span text:style-name="T3">b) </text:span>1</text:p>
      <text:p text:style-name="Hanging_20_indent"><text:span text:style-name="T12">c) </text:span><text:span text:style-name="T10">0</text:span><text:tab/><text:tab/><text:tab/><text:tab/><text:tab/><text:tab/><text:tab/><text:span text:style-name="T3">d) </text:span>Show error - 'NaN'</text:p>
      <text:p text:style-name="P12"/>
      <text:p text:style-name="P12">(String Equals Integer)</text:p>
      <text:p text:style-name="P10">18. What will be the output for the below comparison in Javascript?</text:p>
      <text:p text:style-name="P11"/>
      <text:p text:style-name="P11">"1" == 1</text:p>
      <text:p text:style-name="P11"><text:soft-page-break/></text:p>
      <text:p text:style-name="Hanging_20_indent"><text:span text:style-name="T3">a) </text:span>1<text:tab/><text:tab/><text:tab/><text:tab/><text:tab/><text:tab/><text:tab/><text:span text:style-name="T3">b) </text:span>0</text:p>
      <text:p text:style-name="Hanging_20_indent"><text:span text:style-name="T12">c) </text:span><text:span text:style-name="T10">true</text:span><text:tab/><text:tab/><text:tab/><text:tab/><text:tab/><text:tab/><text:tab/><text:span text:style-name="T3">d) </text:span>false</text:p>
      <text:p text:style-name="P12"/>
      <text:p text:style-name="P12">(Null and Undefined)</text:p>
      <text:p text:style-name="P10">19. What will be the output for the below comparison in Javascript?</text:p>
      <text:p text:style-name="P11"/>
      <text:p text:style-name="P11">null == undefined</text:p>
      <text:p text:style-name="P11"/>
      <text:p text:style-name="Hanging_20_indent"><text:span text:style-name="T12">a) </text:span><text:span text:style-name="T10">true</text:span><text:tab/><text:tab/><text:tab/><text:tab/><text:tab/><text:tab/><text:tab/><text:span text:style-name="T3">b) f</text:span>alse</text:p>
      <text:p text:style-name="Hanging_20_indent"><text:span text:style-name="T3">c) </text:span>null<text:tab/><text:tab/><text:tab/><text:tab/><text:tab/><text:tab/><text:tab/><text:span text:style-name="T3">d) </text:span>undefined</text:p>
      <text:p text:style-name="P22">SOLUTION DESCRIPTION:</text:p>
      <text:p text:style-name="Hanging_20_indent">"null == undefined" means null is equal to undefined but not identical. In JavaScript, when you declare a variable without assigning any value. (that value is by default "undefined"), but When you assign a variable to a null value, then we are trying to convey that the variable is empty.</text:p>
      <text:p text:style-name="Hanging_20_indent">So "null" and "undefined" both mean "nothing", so having them be equal makes intuitive sense.</text:p>
      <text:p text:style-name="P12"/>
      <text:p text:style-name="P12">(If Negative)</text:p>
      <text:p text:style-name="P10">20. What will the below code produce on the console?</text:p>
      <text:p text:style-name="P11"/>
      <text:p text:style-name="P11">if( -1 ) {</text:p>
      <text:p text:style-name="P11"><text:s text:c="4"/>console.log("true")</text:p>
      <text:p text:style-name="P11">}</text:p>
      <text:p text:style-name="P11">else {</text:p>
      <text:p text:style-name="P11"><text:s text:c="4"/>console.log("false")</text:p>
      <text:p text:style-name="P11">}</text:p>
      <text:p text:style-name="P11"/>
      <text:p text:style-name="Hanging_20_indent"><text:span text:style-name="T12">a) </text:span><text:span text:style-name="T10">true</text:span><text:tab/><text:tab/><text:tab/><text:tab/><text:tab/><text:tab/><text:tab/><text:span text:style-name="T3">b) </text:span>false</text:p>
      <text:p text:style-name="Hanging_20_indent"><text:span text:style-name="T3">c) </text:span>error is shown<text:tab/><text:tab/><text:tab/><text:tab/><text:tab/><text:tab/><text:span text:style-name="T3">d) </text:span>none of the above</text:p>
      <text:p text:style-name="P12"/>
      <text:p text:style-name="P12">(If Empty String)</text:p>
      <text:p text:style-name="P10">21. What will the below code produce on the console?</text:p>
      <text:p text:style-name="P11"/>
      <text:p text:style-name="P11">if( "" ) {</text:p>
      <text:p text:style-name="P11"><text:s text:c="4"/>console.log("true")</text:p>
      <text:p text:style-name="P11">}</text:p>
      <text:p text:style-name="P11">else {</text:p>
      <text:p text:style-name="P11"><text:s text:c="4"/>console.log("false")</text:p>
      <text:p text:style-name="P11">}</text:p>
      <text:p text:style-name="P11"/>
      <text:p text:style-name="Hanging_20_indent"/>
      <text:p text:style-name="Hanging_20_indent"><text:span text:style-name="T3">a) </text:span>true<text:tab/><text:tab/><text:tab/><text:tab/><text:tab/><text:tab/><text:tab/><text:span text:style-name="T12">b) </text:span><text:span text:style-name="T10">false</text:span></text:p>
      <text:p text:style-name="Hanging_20_indent"><text:span text:style-name="T3">c) </text:span>"true"<text:tab/><text:tab/><text:tab/><text:tab/><text:tab/><text:tab/><text:tab/><text:span text:style-name="T3">d) </text:span>"false"</text:p>
      <text:p text:style-name="P12"/>
      <text:p text:style-name="P12">(For Loop)</text:p>
      <text:p text:style-name="P10">22. Which of the following 'for' loops would not produce any error?</text:p>
      <text:p text:style-name="P11"/>
      <text:p text:style-name="P11"><text:soft-page-break/>A) for(var i=0; i&lt;5; ++i) { </text:p>
      <text:p text:style-name="P11"><text:s text:c="6"/>console.log("Hello") ; </text:p>
      <text:p text:style-name="P11"><text:s text:c="3"/>}</text:p>
      <text:p text:style-name="P11"/>
      <text:p text:style-name="P11">B) var i , j ; <text:s text:c="3"/></text:p>
      <text:p text:style-name="P11"><text:s text:c="3"/>for(i=0, j = 10; i &lt; 10, j &lt; 100) {</text:p>
      <text:p text:style-name="P11"><text:s text:c="3"/>console.log("Hello"); </text:p>
      <text:p text:style-name="P11"><text:s text:c="3"/>}</text:p>
      <text:p text:style-name="P11"/>
      <text:p text:style-name="P11">C) var i ; <text:s text:c="3"/></text:p>
      <text:p text:style-name="P11"><text:s text:c="3"/>for(i=0; i&lt;5) { </text:p>
      <text:p text:style-name="P11"><text:s text:c="5"/>console.log("Hello"); <text:s/></text:p>
      <text:p text:style-name="P11"><text:s text:c="3"/>}</text:p>
      <text:p text:style-name="P11"/>
      <text:p text:style-name="P11">D) var i , j ; <text:s text:c="3"/></text:p>
      <text:p text:style-name="P11"><text:s text:c="3"/>for(i=0, j=10; i&lt;5; ++i) { </text:p>
      <text:p text:style-name="P11"><text:s text:c="6"/>console.log("Hello"); </text:p>
      <text:p text:style-name="P11"><text:s text:c="3"/>}</text:p>
      <text:p text:style-name="P11"/>
      <text:p text:style-name="Hanging_20_indent"><text:span text:style-name="T12">a) A</text:span><text:span text:style-name="T3"><text:tab/><text:tab/><text:tab/><text:tab/>b) </text:span>B<text:tab/><text:tab/><text:tab/><text:tab/><text:span text:style-name="T3">c) </text:span>C<text:tab/><text:tab/><text:tab/><text:tab/><text:span text:style-name="T16">d) </text:span><text:span text:style-name="T15">D </text:span></text:p>
      <text:p text:style-name="P12"/>
      <text:p text:style-name="P12">(Print at Least Once)</text:p>
      <text:p text:style-name="P10">23. Which of the following statements will print 'hii' at least once?</text:p>
      <text:p text:style-name="P11"/>
      <text:p text:style-name="P11">A) var i=10 ; </text:p>
      <text:p text:style-name="P11"><text:s text:c="3"/>do { </text:p>
      <text:p text:style-name="P11"><text:s text:c="7"/>console.log("hii"); </text:p>
      <text:p text:style-name="P11"><text:s text:c="5"/>} while(i&lt;5);</text:p>
      <text:p text:style-name="P11"/>
      <text:p text:style-name="P11">B) var i=0 ; <text:s text:c="4"/></text:p>
      <text:p text:style-name="P11"><text:s text:c="3"/>while(i&lt;5); { </text:p>
      <text:p text:style-name="P11"><text:s text:c="6"/>console.log("hii"); </text:p>
      <text:p text:style-name="P11"><text:s text:c="6"/>++i ; </text:p>
      <text:p text:style-name="P11"><text:s text:c="3"/>}</text:p>
      <text:p text:style-name="P11"/>
      <text:p text:style-name="P11">C) for(i=0, j=10; i&lt;5; ++i) { </text:p>
      <text:p text:style-name="P11"><text:s text:c="7"/>if(i&lt;5)</text:p>
      <text:p text:style-name="P11"><text:s text:c="9"/>break; </text:p>
      <text:p text:style-name="P11"><text:s text:c="7"/>console.log("hii"); </text:p>
      <text:p text:style-name="P11"><text:s text:c="3"/>}</text:p>
      <text:p text:style-name="P11"/>
      <text:p text:style-name="P11">D) var i=0 ; <text:s text:c="4"/></text:p>
      <text:p text:style-name="P11"><text:s text:c="3"/>while(i&lt;5) { </text:p>
      <text:p text:style-name="P11"><text:s text:c="6"/>console.log("hii"); </text:p>
      <text:p text:style-name="P11"><text:s text:c="6"/>++i; </text:p>
      <text:p text:style-name="P11"><text:s text:c="4"/>}</text:p>
      <text:p text:style-name="P11"/>
      <text:p text:style-name="Hanging_20_indent"><text:span text:style-name="T12">a) </text:span><text:span text:style-name="T10">A</text:span><text:tab/><text:tab/><text:tab/><text:tab/><text:span text:style-name="T3">b) </text:span>B<text:tab/><text:tab/><text:tab/><text:tab/><text:span text:style-name="T3">c) </text:span>C<text:tab/><text:tab/><text:tab/><text:tab/><text:span text:style-name="T12">d) </text:span><text:span text:style-name="T10">D </text:span></text:p>
      <text:p text:style-name="P12"/>
      <text:p text:style-name="P12">(Find the Output)</text:p>
      <text:p text:style-name="P10">24. What will be the output of the following code:</text:p>
      <text:p text:style-name="P11"/>
      <text:p text:style-name="P11"><text:soft-page-break/>var a = 2;</text:p>
      <text:p text:style-name="P11">var b = 0;</text:p>
      <text:p text:style-name="P11">while(a &lt;= 4){</text:p>
      <text:p text:style-name="P11"><text:s text:c="4"/>a++;</text:p>
      <text:p text:style-name="P11"><text:s text:c="4"/>b += a * 2;</text:p>
      <text:p text:style-name="P11"><text:s text:c="4"/>console.log(b);</text:p>
      <text:p text:style-name="P11">}</text:p>
      <text:p text:style-name="P11"/>
      <text:p text:style-name="Hanging_20_indent"><text:span text:style-name="T3">a) </text:span>4 10 18<text:tab/><text:tab/><text:tab/><text:tab/><text:tab/><text:tab/><text:tab/><text:span text:style-name="T12">b) </text:span><text:span text:style-name="T10">6 14 24</text:span></text:p>
      <text:p text:style-name="Hanging_20_indent"><text:span text:style-name="T3">c) </text:span>2 3 4<text:tab/><text:tab/><text:tab/><text:tab/><text:tab/><text:tab/><text:tab/><text:span text:style-name="T3">d) </text:span>None of the above.</text:p>
      <text:p text:style-name="P22">SOLUTION DESCRIPTION:</text:p>
      <text:p text:style-name="Hanging_20_indent">The loop will run 3 times, before meeting the exit condition. </text:p>
      <text:p text:style-name="Hanging_20_indent">First value of b will be 3 * 2 = 6, followed by 6 + 4 * 2 = 14, and then value of 14 + 5 * 2 = 24.</text:p>
      <text:p text:style-name="P12"/>
      <text:p text:style-name="P16">ASSIGNMENT</text:p>
      <text:p text:style-name="P12"/>
      <text:p text:style-name="P13">(Javascript Possibilities)</text:p>
      <text:p text:style-name="P14">25. What all is possible using Javascript?</text:p>
      <text:p text:style-name="P20"><text:span text:style-name="T4">a) </text:span>Add styles to the web page<text:tab/><text:tab/><text:tab/><text:tab/><text:span text:style-name="T4">b) </text:span>Add structure to the web page </text:p>
      <text:p text:style-name="P20"><text:span text:style-name="T4">c) </text:span>Add pop ups to the web page <text:tab/><text:tab/><text:tab/><text:tab/><text:span text:style-name="T4">d) </text:span>Add animation to web page </text:p>
      <text:p text:style-name="P20"><text:span text:style-name="T4">e) </text:span>Add HTML code to web page<text:tab/><text:tab/><text:tab/><text:tab/><text:span text:style-name="T4">f) </text:span>Add click events to web page </text:p>
      <text:p text:style-name="P13"/>
      <text:p text:style-name="P13">(Javascript Possibilities)</text:p>
      <text:p text:style-name="P14">26. Which of the following will display an alert box on web page?</text:p>
      <text:p text:style-name="Hanging_20_indent"><text:span text:style-name="T4">a) </text:span>window.alert();<text:tab/><text:tab/><text:tab/><text:tab/><text:tab/><text:tab/><text:span text:style-name="T4">b) </text:span>alert();</text:p>
      <text:p text:style-name="Hanging_20_indent"><text:span text:style-name="T13">c) </text:span><text:span text:style-name="T10">both of the above<text:tab/></text:span><text:tab/><text:tab/><text:tab/><text:tab/><text:tab/><text:span text:style-name="T4">d) </text:span>none of the above</text:p>
      <text:p text:style-name="P13"/>
      <text:p text:style-name="P13">(Ten by Zero)</text:p>
      <text:p text:style-name="P14">27. What will be printed on the console from the following code -</text:p>
      <text:p text:style-name="P15"/>
      <text:p text:style-name="P15">var a = 10/0;</text:p>
      <text:p text:style-name="P15">console.log(a);</text:p>
      <text:p text:style-name="P15"/>
      <text:p text:style-name="Hanging_20_indent"><text:span text:style-name="T4">a) </text:span>0<text:tab/><text:tab/><text:tab/><text:tab/><text:tab/><text:tab/><text:tab/><text:span text:style-name="T4">b) </text:span>undefined</text:p>
      <text:p text:style-name="Hanging_20_indent"><text:span text:style-name="T13">c) </text:span><text:span text:style-name="T10">Infinity</text:span><text:tab/><text:tab/><text:tab/><text:tab/><text:tab/><text:tab/><text:tab/><text:span text:style-name="T4">d) </text:span>null</text:p>
      <text:p text:style-name="P13"/>
      <text:p text:style-name="P13">(Null Compare Undefined)</text:p>
      <text:p text:style-name="P14">28. What will be the output of the following statements on console?</text:p>
      <text:p text:style-name="P15"/>
      <text:p text:style-name="P15">console.log(null == undefined);</text:p>
      <text:p text:style-name="P15">console.log(typeof(null) == typeof(undefined));</text:p>
      <text:p text:style-name="P15"/>
      <text:p text:style-name="Hanging_20_indent"><text:span text:style-name="T4">a) </text:span>true true<text:tab/><text:tab/><text:tab/><text:tab/><text:tab/><text:tab/><text:tab/><text:span text:style-name="T13">b) </text:span><text:span text:style-name="T10">true false</text:span></text:p>
      <text:p text:style-name="Hanging_20_indent"><text:span text:style-name="T4">c) </text:span>false true<text:tab/><text:tab/><text:tab/><text:tab/><text:tab/><text:tab/><text:tab/><text:span text:style-name="T4">d) </text:span>false false</text:p>
      <text:p text:style-name="P22">SOLUTION DESCRIPTION:</text:p>
      <text:p text:style-name="Hanging_20_indent"><text:soft-page-break/>console.log(typeof(null) == typeof(undefined)) output will be false because In javaScript the type of “null” is object while type of “undefined” is undefined. So both are not equal.</text:p>
      <text:p text:style-name="P13"/>
      <text:p text:style-name="P13">(Integer Plus String)</text:p>
      <text:p text:style-name="P14">29. What will be printed by the JS code below?</text:p>
      <text:p text:style-name="P15"/>
      <text:p text:style-name="P15">console.log(65 + "H")</text:p>
      <text:p text:style-name="P15"/>
      <text:p text:style-name="Hanging_20_indent"><text:span text:style-name="T13">a) </text:span><text:span text:style-name="T10">65H</text:span><text:tab/><text:tab/><text:tab/><text:tab/><text:tab/><text:tab/><text:tab/><text:span text:style-name="T4">b) </text:span>AH</text:p>
      <text:p text:style-name="Hanging_20_indent"><text:span text:style-name="T4">c) </text:span>137<text:tab/><text:tab/><text:tab/><text:tab/><text:tab/><text:tab/><text:tab/><text:span text:style-name="T4">d) </text:span>Show error – 'TypeMismatch'</text:p>
      <text:p text:style-name="P22">SOLUTION DESCRIPTION:</text:p>
      <text:p text:style-name="Hanging_20_indent">JavaScript converts the number 65 into a string. During the addition of a numeric type (65) and a string type ('H'), the number is treated as a string.</text:p>
      <text:p text:style-name="Hanging_20_indent"><text:s/>We can concatenate strings like "Hello" + "World", so what's happening here is "65" + "H" which returns "65H".</text:p>
      <text:p text:style-name="P13"/>
      <text:p text:style-name="P13">(Null Equal Undefined)</text:p>
      <text:p text:style-name="P14">30. What will the output shown on console from the following code?</text:p>
      <text:p text:style-name="P15"/>
      <text:p text:style-name="P15">null === undefined</text:p>
      <text:p text:style-name="P15"/>
      <text:p text:style-name="Hanging_20_indent"><text:span text:style-name="T4">a) </text:span>true<text:tab/><text:tab/><text:tab/><text:tab/><text:tab/><text:tab/><text:tab/><text:span text:style-name="T13">b) </text:span><text:span text:style-name="T10">false</text:span></text:p>
      <text:p text:style-name="Hanging_20_indent"><text:span text:style-name="T4">c) </text:span>null<text:tab/><text:tab/><text:tab/><text:tab/><text:tab/><text:tab/><text:tab/><text:span text:style-name="T4">d) </text:span>undefined</text:p>
      <text:p text:style-name="P13"/>
      <text:p text:style-name="P13">(What is the Type)</text:p>
      <text:p text:style-name="P14">31. What will the below statement print on the console?</text:p>
      <text:p text:style-name="P15"/>
      <text:p text:style-name="P15">typeof( typeof( typeof( 100 ) ) )</text:p>
      <text:p text:style-name="P15"/>
      <text:p text:style-name="Hanging_20_indent"><text:span text:style-name="T4">a) </text:span>"number"<text:tab/><text:tab/><text:tab/><text:tab/><text:tab/><text:tab/><text:tab/><text:span text:style-name="T4">b) </text:span>"integer"</text:p>
      <text:p text:style-name="Hanging_20_indent"><text:span text:style-name="T13">c) </text:span><text:span text:style-name="T10">"string"<text:tab/></text:span><text:tab/><text:tab/><text:tab/><text:tab/><text:tab/><text:tab/><text:span text:style-name="T4">d) </text:span>none of the above</text:p>
      <text:p text:style-name="P22">SOLUTION DESCRIPTION:</text:p>
      <text:p text:style-name="Hanging_20_indent">typeof(100) will produce "number" as output in string form. The other two will produce "string" as output.</text:p>
      <text:p text:style-name="P13"/>
      <text:p text:style-name="P13">(Conditional)</text:p>
      <text:p text:style-name="P14">32. What will the below code produce on the console?</text:p>
      <text:p text:style-name="P15"/>
      <text:p text:style-name="P15">var a;</text:p>
      <text:p text:style-name="P15">if( typeof(a) ) {</text:p>
      <text:p text:style-name="P15"><text:s text:c="4"/>console.log("true")</text:p>
      <text:p text:style-name="P15">}</text:p>
      <text:p text:style-name="P15">else {</text:p>
      <text:p text:style-name="P15"><text:s text:c="4"/>console.log("false")</text:p>
      <text:p text:style-name="P15">}</text:p>
      <text:p text:style-name="P15"/>
      <text:p text:style-name="Hanging_20_indent"><text:span text:style-name="T13">a) </text:span><text:span text:style-name="T10">true</text:span><text:tab/><text:tab/><text:tab/><text:tab/><text:tab/><text:tab/><text:tab/><text:span text:style-name="T4">b) </text:span>false</text:p>
      <text:p text:style-name="Hanging_20_indent"><text:span text:style-name="T4">c) </text:span>error is shown<text:tab/><text:tab/><text:tab/><text:tab/><text:tab/><text:tab/><text:span text:style-name="T4">d) </text:span>none of the above</text:p>
      <text:p text:style-name="P22">SOLUTION DESCRIPTION:</text:p>
      <text:p text:style-name="Hanging_20_indent"><text:soft-page-break/>typeof(a) return undefined as a String and a non-empty string returns true</text:p>
      <text:p text:style-name="P13"/>
      <text:p text:style-name="P13">(Ternary Operator)</text:p>
      <text:p text:style-name="P14">33. Which of the following syntax is correct for Javascript Ternary?</text:p>
      <text:p text:style-name="Hanging_20_indent"><text:span text:style-name="T4">a) </text:span>condition? exprIfTrue ; exprIfFalse<text:tab/><text:tab/><text:tab/><text:tab/><text:span text:style-name="T13">b) </text:span><text:span text:style-name="T10">condition ? exprIfTrue : exprIfFalse</text:span></text:p>
      <text:p text:style-name="Hanging_20_indent"><text:span text:style-name="T4">c) </text:span>condition : exprIfTrue ? ExprIfFalse<text:tab/><text:tab/><text:tab/><text:tab/><text:span text:style-name="T4">d) </text:span>condition ? exprIfFalse : exprIfTrue</text:p>
      <text:p text:style-name="P13"/>
      <text:p text:style-name="P13">(Switch Syntax)</text:p>
      <text:p text:style-name="P14">34. In Switch statement syntax, the expression is compared with the case labels using the following operator -</text:p>
      <text:p text:style-name="P15"/>
      <text:p text:style-name="P15">switch(expression)</text:p>
      <text:p text:style-name="P15">{</text:p>
      <text:p text:style-name="P15"><text:s text:c="4"/>statements</text:p>
      <text:p text:style-name="P15">}</text:p>
      <text:p text:style-name="P15"/>
      <text:p text:style-name="Hanging_20_indent"><text:span text:style-name="T4">a) </text:span>==<text:tab/><text:tab/><text:tab/><text:tab/><text:tab/><text:tab/><text:tab/><text:span text:style-name="T4">b) </text:span>equals</text:p>
      <text:p text:style-name="Hanging_20_indent"><text:span text:style-name="T13">c) </text:span><text:span text:style-name="T10">===</text:span><text:tab/><text:tab/><text:tab/><text:tab/><text:tab/><text:tab/><text:tab/><text:span text:style-name="T4">d) </text:span>equal</text:p>
      <text:p text:style-name="P13"/>
      <text:p text:style-name="P5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0:57:19.861370968</meta:creation-date>
    <dc:title>Coding Ninjas A4 Sheet</dc:title>
    <meta:editing-duration>PT21M10S</meta:editing-duration>
    <meta:editing-cycles>4</meta:editing-cycles>
    <meta:generator>LibreOffice/7.3.7.2$Linux_X86_64 LibreOffice_project/30$Build-2</meta:generator>
    <dc:date>2023-02-06T22:06:10.736214751</dc:date>
    <meta:document-statistic meta:table-count="0" meta:image-count="0" meta:object-count="0" meta:page-count="8" meta:paragraph-count="254" meta:word-count="1450" meta:character-count="8204" meta:non-whitespace-character-count="6419"/>
    <meta:template xlink:type="simple" xlink:actuate="onRequest" xlink:title="Coding Ninjas A4 Sheet" xlink:href="../../../../../../../../../../../Templates/Coding%20Ninjas%20MCQ%20A4%20Sheet.ott" meta:date="2023-02-06T20:57:17.555052241"/>
  </office:meta>
</office:document-meta>
</file>